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0.9429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lazMu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204" calcext:value-type="float">
            <text:p>2.20E-04</text:p>
          </table:table-cell>
          <table:table-cell office:value-type="float" office:value="0.0018626" calcext:value-type="float">
            <text:p>1.86E-03</text:p>
          </table:table-cell>
          <table:table-cell office:value-type="float" office:value="0.008645" calcext:value-type="float">
            <text:p>8.65E-03</text:p>
          </table:table-cell>
          <table:table-cell office:value-type="float" office:value="0.145015384615385" calcext:value-type="float">
            <text:p>1.45E-01</text:p>
          </table:table-cell>
          <table:table-cell office:value-type="float" office:value="1.23442857142857" calcext:value-type="float">
            <text:p>1.23E+00</text:p>
          </table:table-cell>
          <table:table-cell office:value-type="float" office:value="14.4225" calcext:value-type="float">
            <text:p>1.44E+01</text:p>
          </table:table-cell>
          <table:table-cell office:value-type="float" office:value="230.56" calcext:value-type="float">
            <text:p>2.31E+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0392" calcext:value-type="float">
            <text:p>2.04E-04</text:p>
          </table:table-cell>
          <table:table-cell office:value-type="float" office:value="0.0016076" calcext:value-type="float">
            <text:p>1.61E-03</text:p>
          </table:table-cell>
          <table:table-cell office:value-type="float" office:value="0.008348" calcext:value-type="float">
            <text:p>8.35E-03</text:p>
          </table:table-cell>
          <table:table-cell office:value-type="float" office:value="0.150138461538462" calcext:value-type="float">
            <text:p>1.50E-01</text:p>
          </table:table-cell>
          <table:table-cell office:value-type="float" office:value="1.407" calcext:value-type="float">
            <text:p>1.41E+00</text:p>
          </table:table-cell>
          <table:table-cell office:value-type="float" office:value="11.80125" calcext:value-type="float">
            <text:p>1.18E+01</text:p>
          </table:table-cell>
          <table:table-cell office:value-type="float" office:value="253.01" calcext:value-type="float">
            <text:p>2.53E+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141" calcext:value-type="float">
            <text:p>2.14E-04</text:p>
          </table:table-cell>
          <table:table-cell office:value-type="float" office:value="0.0016414" calcext:value-type="float">
            <text:p>1.64E-03</text:p>
          </table:table-cell>
          <table:table-cell office:value-type="float" office:value="0.009384" calcext:value-type="float">
            <text:p>9.38E-03</text:p>
          </table:table-cell>
          <table:table-cell office:value-type="float" office:value="0.154584615384615" calcext:value-type="float">
            <text:p>1.55E-01</text:p>
          </table:table-cell>
          <table:table-cell office:value-type="float" office:value="1.41214285714286" calcext:value-type="float">
            <text:p>1.41E+00</text:p>
          </table:table-cell>
          <table:table-cell office:value-type="float" office:value="12.82875" calcext:value-type="float">
            <text:p>1.28E+01</text:p>
          </table:table-cell>
          <table:table-cell office:value-type="float" office:value="239.51" calcext:value-type="float">
            <text:p>2.40E+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1394" calcext:value-type="float">
            <text:p>2.14E-04</text:p>
          </table:table-cell>
          <table:table-cell office:value-type="float" office:value="0.001954" calcext:value-type="float">
            <text:p>1.95E-03</text:p>
          </table:table-cell>
          <table:table-cell office:value-type="float" office:value="0.008166" calcext:value-type="float">
            <text:p>8.17E-03</text:p>
          </table:table-cell>
          <table:table-cell office:value-type="float" office:value="0.149753846153846" calcext:value-type="float">
            <text:p>1.50E-01</text:p>
          </table:table-cell>
          <table:table-cell office:value-type="float" office:value="1.39828571428571" calcext:value-type="float">
            <text:p>1.40E+00</text:p>
          </table:table-cell>
          <table:table-cell office:value-type="float" office:value="12.0475" calcext:value-type="float">
            <text:p>1.20E+01</text:p>
          </table:table-cell>
          <table:table-cell office:value-type="float" office:value="243.07" calcext:value-type="float">
            <text:p>2.43E+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2118" calcext:value-type="float">
            <text:p>2.21E-04</text:p>
          </table:table-cell>
          <table:table-cell office:value-type="float" office:value="0.0016852" calcext:value-type="float">
            <text:p>1.69E-03</text:p>
          </table:table-cell>
          <table:table-cell office:value-type="float" office:value="0.008253" calcext:value-type="float">
            <text:p>8.25E-03</text:p>
          </table:table-cell>
          <table:table-cell office:value-type="float" office:value="0.155923076923077" calcext:value-type="float">
            <text:p>1.56E-01</text:p>
          </table:table-cell>
          <table:table-cell office:value-type="float" office:value="1.32671428571429" calcext:value-type="float">
            <text:p>1.33E+00</text:p>
          </table:table-cell>
          <table:table-cell office:value-type="float" office:value="12.79375" calcext:value-type="float">
            <text:p>1.28E+01</text:p>
          </table:table-cell>
          <table:table-cell office:value-type="float" office:value="233.26" calcext:value-type="float">
            <text:p>2.33E+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1348" calcext:value-type="float">
            <text:p>2.13E-04</text:p>
          </table:table-cell>
          <table:table-cell office:value-type="float" office:value="0.0016314" calcext:value-type="float">
            <text:p>1.63E-03</text:p>
          </table:table-cell>
          <table:table-cell office:value-type="float" office:value="0.00868" calcext:value-type="float">
            <text:p>8.68E-03</text:p>
          </table:table-cell>
          <table:table-cell office:value-type="float" office:value="0.172107692307692" calcext:value-type="float">
            <text:p>1.72E-01</text:p>
          </table:table-cell>
          <table:table-cell office:value-type="float" office:value="1.39628571428571" calcext:value-type="float">
            <text:p>1.40E+00</text:p>
          </table:table-cell>
          <table:table-cell office:value-type="float" office:value="12.54625" calcext:value-type="float">
            <text:p>1.25E+01</text:p>
          </table:table-cell>
          <table:table-cell office:value-type="float" office:value="248.23" calcext:value-type="float">
            <text:p>2.48E+0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201" calcext:value-type="float">
            <text:p>2.20E-04</text:p>
          </table:table-cell>
          <table:table-cell office:value-type="float" office:value="0.0017552" calcext:value-type="float">
            <text:p>1.76E-03</text:p>
          </table:table-cell>
          <table:table-cell office:value-type="float" office:value="0.008262" calcext:value-type="float">
            <text:p>8.26E-03</text:p>
          </table:table-cell>
          <table:table-cell office:value-type="float" office:value="0.167861538461538" calcext:value-type="float">
            <text:p>1.68E-01</text:p>
          </table:table-cell>
          <table:table-cell office:value-type="float" office:value="1.16042857142857" calcext:value-type="float">
            <text:p>1.16E+00</text:p>
          </table:table-cell>
          <table:table-cell office:value-type="float" office:value="12.72875" calcext:value-type="float">
            <text:p>1.27E+01</text:p>
          </table:table-cell>
          <table:table-cell office:value-type="float" office:value="253.55" calcext:value-type="float">
            <text:p>2.54E+0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3754" calcext:value-type="float">
            <text:p>2.38E-04</text:p>
          </table:table-cell>
          <table:table-cell office:value-type="float" office:value="0.0018886" calcext:value-type="float">
            <text:p>1.89E-03</text:p>
          </table:table-cell>
          <table:table-cell office:value-type="float" office:value="0.009871" calcext:value-type="float">
            <text:p>9.87E-03</text:p>
          </table:table-cell>
          <table:table-cell office:value-type="float" office:value="0.179723076923077" calcext:value-type="float">
            <text:p>1.80E-01</text:p>
          </table:table-cell>
          <table:table-cell office:value-type="float" office:value="1.39585714285714" calcext:value-type="float">
            <text:p>1.40E+00</text:p>
          </table:table-cell>
          <table:table-cell office:value-type="float" office:value="12.2125" calcext:value-type="float">
            <text:p>1.22E+01</text:p>
          </table:table-cell>
          <table:table-cell office:value-type="float" office:value="259.27" calcext:value-type="float">
            <text:p>2.59E+0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512" calcext:value-type="float">
            <text:p>2.51E-04</text:p>
          </table:table-cell>
          <table:table-cell office:value-type="float" office:value="0.0017546" calcext:value-type="float">
            <text:p>1.75E-03</text:p>
          </table:table-cell>
          <table:table-cell office:value-type="float" office:value="0.008277" calcext:value-type="float">
            <text:p>8.28E-03</text:p>
          </table:table-cell>
          <table:table-cell office:value-type="float" office:value="0.1444" calcext:value-type="float">
            <text:p>1.44E-01</text:p>
          </table:table-cell>
          <table:table-cell office:value-type="float" office:value="1.40085714285714" calcext:value-type="float">
            <text:p>1.40E+00</text:p>
          </table:table-cell>
          <table:table-cell office:value-type="float" office:value="12.12625" calcext:value-type="float">
            <text:p>1.21E+01</text:p>
          </table:table-cell>
          <table:table-cell office:value-type="float" office:value="256.62" calcext:value-type="float">
            <text:p>2.57E+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128" calcext:value-type="float">
            <text:p>2.13E-04</text:p>
          </table:table-cell>
          <table:table-cell office:value-type="float" office:value="0.0017326" calcext:value-type="float">
            <text:p>1.73E-03</text:p>
          </table:table-cell>
          <table:table-cell office:value-type="float" office:value="0.008114" calcext:value-type="float">
            <text:p>8.11E-03</text:p>
          </table:table-cell>
          <table:table-cell office:value-type="float" office:value="0.1688" calcext:value-type="float">
            <text:p>1.69E-01</text:p>
          </table:table-cell>
          <table:table-cell office:value-type="float" office:value="1.21342857142857" calcext:value-type="float">
            <text:p>1.21E+00</text:p>
          </table:table-cell>
          <table:table-cell office:value-type="float" office:value="12.37875" calcext:value-type="float">
            <text:p>1.24E+01</text:p>
          </table:table-cell>
          <table:table-cell office:value-type="float" office:value="259.07" calcext:value-type="float">
            <text:p>2.59E+02</text:p>
          </table:table-cell>
          <table:table-cell table:number-columns-repeated="3"/>
        </table:table-row>
      </table:table>
      <table:table table:name="ZfpMul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6337" calcext:value-type="float">
            <text:p>6.34E-04</text:p>
          </table:table-cell>
          <table:table-cell table:style-name="ce1" office:value-type="float" office:value="0.0048995" calcext:value-type="float">
            <text:p>4.90E-03</text:p>
          </table:table-cell>
          <table:table-cell table:style-name="ce1" office:value-type="float" office:value="0.0352633333333333" calcext:value-type="float">
            <text:p>3.53E-02</text:p>
          </table:table-cell>
          <table:table-cell table:style-name="ce1" office:value-type="float" office:value="0.320166666666667" calcext:value-type="float">
            <text:p>3.20E-01</text:p>
          </table:table-cell>
          <table:table-cell table:style-name="ce1" office:value-type="float" office:value="2.95966666666667" calcext:value-type="float">
            <text:p>2.96E+00</text:p>
          </table:table-cell>
          <table:table-cell table:style-name="ce1" office:value-type="float" office:value="28.0866666666667" calcext:value-type="float">
            <text:p>2.81E+01</text:p>
          </table:table-cell>
          <table:table-cell table:style-name="ce1" office:value-type="float" office:value="221.08" calcext:value-type="float">
            <text:p>2.21E+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7073" calcext:value-type="float">
            <text:p>7.07E-04</text:p>
          </table:table-cell>
          <table:table-cell table:style-name="ce1" office:value-type="float" office:value="0.0047225" calcext:value-type="float">
            <text:p>4.72E-03</text:p>
          </table:table-cell>
          <table:table-cell table:style-name="ce1" office:value-type="float" office:value="0.0341333333333333" calcext:value-type="float">
            <text:p>3.41E-02</text:p>
          </table:table-cell>
          <table:table-cell table:style-name="ce1" office:value-type="float" office:value="0.298666666666667" calcext:value-type="float">
            <text:p>2.99E-01</text:p>
          </table:table-cell>
          <table:table-cell table:style-name="ce1" office:value-type="float" office:value="3.796" calcext:value-type="float">
            <text:p>3.80E+00</text:p>
          </table:table-cell>
          <table:table-cell table:style-name="ce1" office:value-type="float" office:value="28.5933333333333" calcext:value-type="float">
            <text:p>2.86E+01</text:p>
          </table:table-cell>
          <table:table-cell table:style-name="ce1" office:value-type="float" office:value="227.76" calcext:value-type="float">
            <text:p>2.28E+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772" calcext:value-type="float">
            <text:p>7.72E-04</text:p>
          </table:table-cell>
          <table:table-cell table:style-name="ce1" office:value-type="float" office:value="0.0053925" calcext:value-type="float">
            <text:p>5.39E-03</text:p>
          </table:table-cell>
          <table:table-cell table:style-name="ce1" office:value-type="float" office:value="0.03672" calcext:value-type="float">
            <text:p>3.67E-02</text:p>
          </table:table-cell>
          <table:table-cell table:style-name="ce1" office:value-type="float" office:value="0.269833333333333" calcext:value-type="float">
            <text:p>2.70E-01</text:p>
          </table:table-cell>
          <table:table-cell table:style-name="ce1" office:value-type="float" office:value="3.21666666666667" calcext:value-type="float">
            <text:p>3.22E+00</text:p>
          </table:table-cell>
          <table:table-cell table:style-name="ce1" office:value-type="float" office:value="29.0933333333333" calcext:value-type="float">
            <text:p>2.91E+01</text:p>
          </table:table-cell>
          <table:table-cell table:style-name="ce1" office:value-type="float" office:value="230.54" calcext:value-type="float">
            <text:p>2.31E+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7106" calcext:value-type="float">
            <text:p>7.11E-04</text:p>
          </table:table-cell>
          <table:table-cell table:style-name="ce1" office:value-type="float" office:value="0.0046325" calcext:value-type="float">
            <text:p>4.63E-03</text:p>
          </table:table-cell>
          <table:table-cell table:style-name="ce1" office:value-type="float" office:value="0.03556" calcext:value-type="float">
            <text:p>3.56E-02</text:p>
          </table:table-cell>
          <table:table-cell table:style-name="ce1" office:value-type="float" office:value="0.291366666666667" calcext:value-type="float">
            <text:p>2.91E-01</text:p>
          </table:table-cell>
          <table:table-cell table:style-name="ce1" office:value-type="float" office:value="3.14333333333333" calcext:value-type="float">
            <text:p>3.14E+00</text:p>
          </table:table-cell>
          <table:table-cell table:style-name="ce1" office:value-type="float" office:value="28.14" calcext:value-type="float">
            <text:p>2.81E+01</text:p>
          </table:table-cell>
          <table:table-cell table:style-name="ce1" office:value-type="float" office:value="227.6" calcext:value-type="float">
            <text:p>2.28E+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7248" calcext:value-type="float">
            <text:p>7.25E-04</text:p>
          </table:table-cell>
          <table:table-cell table:style-name="ce1" office:value-type="float" office:value="0.0052235" calcext:value-type="float">
            <text:p>5.22E-03</text:p>
          </table:table-cell>
          <table:table-cell table:style-name="ce1" office:value-type="float" office:value="0.0392133333333333" calcext:value-type="float">
            <text:p>3.92E-02</text:p>
          </table:table-cell>
          <table:table-cell table:style-name="ce1" office:value-type="float" office:value="0.2697" calcext:value-type="float">
            <text:p>2.70E-01</text:p>
          </table:table-cell>
          <table:table-cell table:style-name="ce1" office:value-type="float" office:value="3.138" calcext:value-type="float">
            <text:p>3.14E+00</text:p>
          </table:table-cell>
          <table:table-cell table:style-name="ce1" office:value-type="float" office:value="27.8533333333333" calcext:value-type="float">
            <text:p>2.79E+01</text:p>
          </table:table-cell>
          <table:table-cell table:style-name="ce1" office:value-type="float" office:value="285.14" calcext:value-type="float">
            <text:p>2.85E+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7677" calcext:value-type="float">
            <text:p>7.68E-04</text:p>
          </table:table-cell>
          <table:table-cell table:style-name="ce1" office:value-type="float" office:value="0.005517" calcext:value-type="float">
            <text:p>5.52E-03</text:p>
          </table:table-cell>
          <table:table-cell table:style-name="ce1" office:value-type="float" office:value="0.0344333333333333" calcext:value-type="float">
            <text:p>3.44E-02</text:p>
          </table:table-cell>
          <table:table-cell table:style-name="ce1" office:value-type="float" office:value="0.2725" calcext:value-type="float">
            <text:p>2.73E-01</text:p>
          </table:table-cell>
          <table:table-cell table:style-name="ce1" office:value-type="float" office:value="3.14666666666667" calcext:value-type="float">
            <text:p>3.15E+00</text:p>
          </table:table-cell>
          <table:table-cell table:style-name="ce1" office:value-type="float" office:value="33" calcext:value-type="float">
            <text:p>3.30E+01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7425" calcext:value-type="float">
            <text:p>7.43E-04</text:p>
          </table:table-cell>
          <table:table-cell table:style-name="ce1" office:value-type="float" office:value="0.004711" calcext:value-type="float">
            <text:p>4.71E-03</text:p>
          </table:table-cell>
          <table:table-cell table:style-name="ce1" office:value-type="float" office:value="0.0346133333333333" calcext:value-type="float">
            <text:p>3.46E-02</text:p>
          </table:table-cell>
          <table:table-cell table:style-name="ce1" office:value-type="float" office:value="0.295066666666667" calcext:value-type="float">
            <text:p>2.95E-01</text:p>
          </table:table-cell>
          <table:table-cell table:style-name="ce1" office:value-type="float" office:value="3.36966666666667" calcext:value-type="float">
            <text:p>3.37E+00</text:p>
          </table:table-cell>
          <table:table-cell table:style-name="ce1" office:value-type="float" office:value="31.39" calcext:value-type="float">
            <text:p>3.14E+01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7207" calcext:value-type="float">
            <text:p>7.21E-04</text:p>
          </table:table-cell>
          <table:table-cell table:style-name="ce1" office:value-type="float" office:value="0.0045525" calcext:value-type="float">
            <text:p>4.55E-03</text:p>
          </table:table-cell>
          <table:table-cell table:style-name="ce1" office:value-type="float" office:value="0.0354333333333333" calcext:value-type="float">
            <text:p>3.54E-02</text:p>
          </table:table-cell>
          <table:table-cell table:style-name="ce1" office:value-type="float" office:value="0.2721" calcext:value-type="float">
            <text:p>2.72E-01</text:p>
          </table:table-cell>
          <table:table-cell table:style-name="ce1" office:value-type="float" office:value="3.51166666666667" calcext:value-type="float">
            <text:p>3.51E+00</text:p>
          </table:table-cell>
          <table:table-cell table:style-name="ce1" office:value-type="float" office:value="32.8033333333333" calcext:value-type="float">
            <text:p>3.28E+01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6811" calcext:value-type="float">
            <text:p>6.81E-04</text:p>
          </table:table-cell>
          <table:table-cell table:style-name="ce1" office:value-type="float" office:value="0.005069" calcext:value-type="float">
            <text:p>5.07E-03</text:p>
          </table:table-cell>
          <table:table-cell table:style-name="ce1" office:value-type="float" office:value="0.03548" calcext:value-type="float">
            <text:p>3.55E-02</text:p>
          </table:table-cell>
          <table:table-cell table:style-name="ce1" office:value-type="float" office:value="0.267866666666667" calcext:value-type="float">
            <text:p>2.68E-01</text:p>
          </table:table-cell>
          <table:table-cell table:style-name="ce1" office:value-type="float" office:value="3.641" calcext:value-type="float">
            <text:p>3.64E+00</text:p>
          </table:table-cell>
          <table:table-cell table:style-name="ce1" office:value-type="float" office:value="29.8166666666667" calcext:value-type="float">
            <text:p>2.98E+01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8025" calcext:value-type="float">
            <text:p>8.03E-04</text:p>
          </table:table-cell>
          <table:table-cell table:style-name="ce1" office:value-type="float" office:value="0.0052895" calcext:value-type="float">
            <text:p>5.29E-03</text:p>
          </table:table-cell>
          <table:table-cell table:style-name="ce1" office:value-type="float" office:value="0.0355866666666667" calcext:value-type="float">
            <text:p>3.56E-02</text:p>
          </table:table-cell>
          <table:table-cell table:style-name="ce1" office:value-type="float" office:value="0.3741" calcext:value-type="float">
            <text:p>3.74E-01</text:p>
          </table:table-cell>
          <table:table-cell table:style-name="ce1" office:value-type="float" office:value="3.57233333333333" calcext:value-type="float">
            <text:p>3.57E+00</text:p>
          </table:table-cell>
          <table:table-cell table:style-name="ce1" office:value-type="float" office:value="28.6133333333333" calcext:value-type="float">
            <text:p>2.86E+01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  <table:table-cell table:style-name="Default" table:number-columns-repeated="3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oCompressionMul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41155" calcext:value-type="float">
            <text:p>4.12E-04</text:p>
          </table:table-cell>
          <table:table-cell office:value-type="float" office:value="0.00345633333333333" calcext:value-type="float">
            <text:p>3.46E-03</text:p>
          </table:table-cell>
          <table:table-cell office:value-type="float" office:value="0.02585" calcext:value-type="float">
            <text:p>2.59E-02</text:p>
          </table:table-cell>
          <table:table-cell office:value-type="float" office:value="0.313866666666667" calcext:value-type="float">
            <text:p>3.14E-01</text:p>
          </table:table-cell>
          <table:table-cell office:value-type="float" office:value="3.24733333333333" calcext:value-type="float">
            <text:p>3.25E+00</text:p>
          </table:table-cell>
          <table:table-cell office:value-type="float" office:value="21.9166666666667" calcext:value-type="float">
            <text:p>2.19E+01</text:p>
          </table:table-cell>
          <table:table-cell office:value-type="float" office:value="235.68" calcext:value-type="float">
            <text:p>2.36E+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48565" calcext:value-type="float">
            <text:p>4.86E-04</text:p>
          </table:table-cell>
          <table:table-cell office:value-type="float" office:value="0.00360266666666667" calcext:value-type="float">
            <text:p>3.60E-03</text:p>
          </table:table-cell>
          <table:table-cell office:value-type="float" office:value="0.0272766666666667" calcext:value-type="float">
            <text:p>2.73E-02</text:p>
          </table:table-cell>
          <table:table-cell office:value-type="float" office:value="0.2232" calcext:value-type="float">
            <text:p>2.23E-01</text:p>
          </table:table-cell>
          <table:table-cell office:value-type="float" office:value="3.228" calcext:value-type="float">
            <text:p>3.23E+00</text:p>
          </table:table-cell>
          <table:table-cell office:value-type="float" office:value="24.6933333333333" calcext:value-type="float">
            <text:p>2.47E+01</text:p>
          </table:table-cell>
          <table:table-cell office:value-type="float" office:value="230.45" calcext:value-type="float">
            <text:p>2.30E+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4092" calcext:value-type="float">
            <text:p>4.09E-04</text:p>
          </table:table-cell>
          <table:table-cell office:value-type="float" office:value="0.00354533333333333" calcext:value-type="float">
            <text:p>3.55E-03</text:p>
          </table:table-cell>
          <table:table-cell office:value-type="float" office:value="0.02659" calcext:value-type="float">
            <text:p>2.66E-02</text:p>
          </table:table-cell>
          <table:table-cell office:value-type="float" office:value="0.252366666666667" calcext:value-type="float">
            <text:p>2.52E-01</text:p>
          </table:table-cell>
          <table:table-cell office:value-type="float" office:value="3.31366666666667" calcext:value-type="float">
            <text:p>3.31E+00</text:p>
          </table:table-cell>
          <table:table-cell office:value-type="float" office:value="24.6966666666667" calcext:value-type="float">
            <text:p>2.47E+01</text:p>
          </table:table-cell>
          <table:table-cell office:value-type="float" office:value="227.98" calcext:value-type="float">
            <text:p>2.28E+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43925" calcext:value-type="float">
            <text:p>4.39E-04</text:p>
          </table:table-cell>
          <table:table-cell office:value-type="float" office:value="0.00358166666666667" calcext:value-type="float">
            <text:p>3.58E-03</text:p>
          </table:table-cell>
          <table:table-cell office:value-type="float" office:value="0.0270433333333333" calcext:value-type="float">
            <text:p>2.70E-02</text:p>
          </table:table-cell>
          <table:table-cell office:value-type="float" office:value="0.256933333333333" calcext:value-type="float">
            <text:p>2.57E-01</text:p>
          </table:table-cell>
          <table:table-cell office:value-type="float" office:value="3.81833333333333" calcext:value-type="float">
            <text:p>3.82E+00</text:p>
          </table:table-cell>
          <table:table-cell office:value-type="float" office:value="25.9233333333333" calcext:value-type="float">
            <text:p>2.59E+01</text:p>
          </table:table-cell>
          <table:table-cell office:value-type="float" office:value="242.3" calcext:value-type="float">
            <text:p>2.42E+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4258" calcext:value-type="float">
            <text:p>4.26E-04</text:p>
          </table:table-cell>
          <table:table-cell office:value-type="float" office:value="0.003535" calcext:value-type="float">
            <text:p>3.54E-03</text:p>
          </table:table-cell>
          <table:table-cell office:value-type="float" office:value="0.0256133333333333" calcext:value-type="float">
            <text:p>2.56E-02</text:p>
          </table:table-cell>
          <table:table-cell office:value-type="float" office:value="0.264633333333333" calcext:value-type="float">
            <text:p>2.65E-01</text:p>
          </table:table-cell>
          <table:table-cell office:value-type="float" office:value="3.825" calcext:value-type="float">
            <text:p>3.83E+00</text:p>
          </table:table-cell>
          <table:table-cell office:value-type="float" office:value="23.89" calcext:value-type="float">
            <text:p>2.39E+01</text:p>
          </table:table-cell>
          <table:table-cell office:value-type="float" office:value="232.19" calcext:value-type="float">
            <text:p>2.32E+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39515" calcext:value-type="float">
            <text:p>3.95E-04</text:p>
          </table:table-cell>
          <table:table-cell office:value-type="float" office:value="0.00356" calcext:value-type="float">
            <text:p>3.56E-03</text:p>
          </table:table-cell>
          <table:table-cell office:value-type="float" office:value="0.0271733333333333" calcext:value-type="float">
            <text:p>2.72E-02</text:p>
          </table:table-cell>
          <table:table-cell office:value-type="float" office:value="0.2781" calcext:value-type="float">
            <text:p>2.78E-01</text:p>
          </table:table-cell>
          <table:table-cell office:value-type="float" office:value="3.38133333333333" calcext:value-type="float">
            <text:p>3.38E+00</text:p>
          </table:table-cell>
          <table:table-cell office:value-type="float" office:value="23.8633333333333" calcext:value-type="float">
            <text:p>2.39E+01</text:p>
          </table:table-cell>
          <table:table-cell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4064" calcext:value-type="float">
            <text:p>4.06E-04</text:p>
          </table:table-cell>
          <table:table-cell office:value-type="float" office:value="0.00355933333333333" calcext:value-type="float">
            <text:p>3.56E-03</text:p>
          </table:table-cell>
          <table:table-cell office:value-type="float" office:value="0.0270366666666667" calcext:value-type="float">
            <text:p>2.70E-02</text:p>
          </table:table-cell>
          <table:table-cell office:value-type="float" office:value="0.263933333333333" calcext:value-type="float">
            <text:p>2.64E-01</text:p>
          </table:table-cell>
          <table:table-cell office:value-type="float" office:value="3.27066666666667" calcext:value-type="float">
            <text:p>3.27E+00</text:p>
          </table:table-cell>
          <table:table-cell office:value-type="float" office:value="22.9" calcext:value-type="float">
            <text:p>2.29E+01</text:p>
          </table:table-cell>
          <table:table-cell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40705" calcext:value-type="float">
            <text:p>4.07E-04</text:p>
          </table:table-cell>
          <table:table-cell office:value-type="float" office:value="0.003565" calcext:value-type="float">
            <text:p>3.57E-03</text:p>
          </table:table-cell>
          <table:table-cell office:value-type="float" office:value="0.0271066666666667" calcext:value-type="float">
            <text:p>2.71E-02</text:p>
          </table:table-cell>
          <table:table-cell office:value-type="float" office:value="0.275966666666667" calcext:value-type="float">
            <text:p>2.76E-01</text:p>
          </table:table-cell>
          <table:table-cell office:value-type="float" office:value="3.21833333333333" calcext:value-type="float">
            <text:p>3.22E+00</text:p>
          </table:table-cell>
          <table:table-cell office:value-type="float" office:value="27.6633333333333" calcext:value-type="float">
            <text:p>2.77E+01</text:p>
          </table:table-cell>
          <table:table-cell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4065" calcext:value-type="float">
            <text:p>4.07E-04</text:p>
          </table:table-cell>
          <table:table-cell office:value-type="float" office:value="0.00355066666666667" calcext:value-type="float">
            <text:p>3.55E-03</text:p>
          </table:table-cell>
          <table:table-cell office:value-type="float" office:value="0.0268333333333333" calcext:value-type="float">
            <text:p>2.68E-02</text:p>
          </table:table-cell>
          <table:table-cell office:value-type="float" office:value="0.299066666666667" calcext:value-type="float">
            <text:p>2.99E-01</text:p>
          </table:table-cell>
          <table:table-cell office:value-type="float" office:value="3.64466666666667" calcext:value-type="float">
            <text:p>3.64E+00</text:p>
          </table:table-cell>
          <table:table-cell office:value-type="float" office:value="22.97" calcext:value-type="float">
            <text:p>2.30E+01</text:p>
          </table:table-cell>
          <table:table-cell office:value-type="float" office:value="0" calcext:value-type="float">
            <text:p>0.00E+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40735" calcext:value-type="float">
            <text:p>4.07E-04</text:p>
          </table:table-cell>
          <table:table-cell office:value-type="float" office:value="0.003891" calcext:value-type="float">
            <text:p>3.89E-03</text:p>
          </table:table-cell>
          <table:table-cell office:value-type="float" office:value="0.0285666666666667" calcext:value-type="float">
            <text:p>2.86E-02</text:p>
          </table:table-cell>
          <table:table-cell office:value-type="float" office:value="0.288866666666667" calcext:value-type="float">
            <text:p>2.89E-01</text:p>
          </table:table-cell>
          <table:table-cell office:value-type="float" office:value="3.38133333333333" calcext:value-type="float">
            <text:p>3.38E+00</text:p>
          </table:table-cell>
          <table:table-cell office:value-type="float" office:value="26.3766666666667" calcext:value-type="float">
            <text:p>2.64E+01</text:p>
          </table:table-cell>
          <table:table-cell office:value-type="float" office:value="0" calcext:value-type="float">
            <text:p>0.00E+00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 table:number-rows-repeated="8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6T16:22:09.201059233</dc:date>
    <meta:editing-duration>PT1H11M23S</meta:editing-duration>
    <meta:editing-cycles>18</meta:editing-cycles>
    <meta:generator>LibreOffice/7.3.7.2$Linux_X86_64 LibreOffice_project/30$Build-2</meta:generator>
    <meta:document-statistic meta:table-count="3" meta:cell-count="264" meta:object-count="0"/>
  </office:meta>
</office:document-meta>
</file>